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Für mich ist es schwierig Deine Situation zu beurteilen. Man sagt Erfahrungswerte sind durch Bildung nicht vermittelbar. Ich hatte das Glück in der Schweiz aufzuwachsen, in der Stadt wo meine Familie einen 400 Jahre alten Stammbaum hat.</text:p>
      <text:p text:style-name="Standard"/>
      <text:p text:style-name="Standard">Ich habe Mitgefühl entwickelt weil ich selber zu einer Minderheit gehöre, egal ob es jetzt Schizophrenie ist wie mein Psychiater diagnostiziert hat oder Autismus was ich gesagt hätte.</text:p>
      <text:p text:style-name="Standard"/>
      <text:p text:style-name="Standard">Ich war eigentlich seit ich im alter von ca. 6 Jahren als einziges Familien-Mitglied in den Keller gekommen bin immer eher alleine. Ich hatte die ersten Lebensjahre meine 1 Jahr jüngerer Schwester immer um mich, ja wir waren sogar im selben Kindergarten.</text:p>
      <text:p text:style-name="Standard"/>
      <text:p text:style-name="Standard">Nach dem Kindergarten wurden wir auf unterschiedliche Schulen geschickt. Das habe ich als Kind noch nicht so bewusst wahrgenommen, aber das zusammen sein mit einem Seelenpartner/in und die darauf folgende Trennung hat glaub viel Schaden in meiner Psyche angerichtet.</text:p>
      <text:p text:style-name="Standard"/>
      <text:p text:style-name="Standard">Unsere Eltern haben uns Kinder dann auch gegeneinander ausgespielt und tun das heute wieder mit meinen Nichten. Ich hab dann bei den Pfadfindern eine Art Ersatzfamilie von Gleichaltrigen gefunden. Das hat so bis etwa im Alter von 20 Jahren funktioniert. Ich war auch der zweit-älteste und war da eigentlich schon genug vernünftig dass ich versucht habe alles stabil zu halten und hab eingegriffen wenn die anderen über die Stränge geschlagen haben.</text:p>
      <text:p text:style-name="Standard"/>
      <text:p text:style-name="Standard">Durch mein Leben im Keller, oft eher abseits der Familie habe ich eine Begabung für Computer entwickelt. Es hatte im Keller Computer und wenn man alleine ist muss man seinen Geist irgendwie beschäftigen. Wen dieses Psychologische Phänomen interessiert kann ich das Buch "Die Schachnovelle" von Stefan Zweig empfehlen.</text:p>
      <text:p text:style-name="Standard"/>
      <text:p text:style-name="Standard">Ich war eigentlich in dieser Ersatzfamilie einigermassen akzeptiert und angesehen weil man mindestens unterbewusst schon gemerkt hat, dass ich mir mühe gebe meine Ersatzfamilie behalten zu können.</text:p>
      <text:p text:style-name="Standard"/>
      <text:p text:style-name="Standard">Bei mir kamen diese Kollegen die Gang mässig organisiert waren und harte Drogen genommen haben erst so gegen 20.</text:p>
      <text:p text:style-name="Standard"/>
      <text:p text:style-name="Standard">Die ganzen Probleme kamen erst als ich wegen meiner Begabung am Computer und 13 Jahre vor Snowden angefangen habe Fragen zu stellen und auch schon als 20 Jähriger behauptet habe dass das Firmennetzwerk welche ich als 20 Jähriger alleine geschmissen habe unterwandert und manipuliert wurde.</text:p>
      <text:p text:style-name="Standard"/>
      <text:p text:style-name="Standard">Da kam dann vermutlich von recht weit oben in der Hierarchie der Abschussbefehl und ich wurde isoliert. Somit wäre meine Frage an Dich: "War irgend etwas Einschneidendes in Deinem Umfeld als Du 15 warst?"</text:p>
      <text:p text:style-name="Standard"/>
      <text:p text:style-name="Standard">Dann so wie Du oben schreibst hätte der Aladin El-Mafaalani einen ähnlichen Lebenslauf wie Du, vielleicht macht es Sinn einige Quellen und Bücher von Aladin zu lesen.</text:p>
      <text:p text:style-name="Standard"/>
      <text:p text:style-name="Standard">Zu "Afghanistan &lt;-&gt; Usbekistan" kann ich nicht's sagen, da bin ich einfach zu schlecht in Geschichte und Politik.</text:p>
      <text:p text:style-name="Standard"/>
      <text:p text:style-name="Standard">https://www.youtube.com/watch?v=19vIlQkiotc</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16T00:03:27.329000000</meta:creation-date>
    <meta:editing-duration>PT13H43M20S</meta:editing-duration>
    <meta:editing-cycles>2</meta:editing-cycles>
    <meta:generator>LibreOffice/7.3.2.2$Windows_X86_64 LibreOffice_project/49f2b1bff42cfccbd8f788c8dc32c1c309559be0</meta:generator>
    <dc:date>2022-08-16T13:56:52.126000000</dc:date>
    <meta:document-statistic meta:table-count="0" meta:image-count="0" meta:object-count="0" meta:page-count="1" meta:paragraph-count="13" meta:word-count="436" meta:character-count="2827" meta:non-whitespace-character-count="2404"/>
  </office:meta>
</office:document-meta>
</file>